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80"/>
    </style:style>
    <style:style style:name="ce4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0665in" svg:height="4.3551in" svg:x="2.9374in" svg:y="0.1929in">
            <draw:object draw:notify-on-update-of-ranges="Sheet1.C2:Sheet1.C40 Sheet1.B1:Sheet1.B1 Sheet1.B2:Sheet1.B40 Sheet1.S1:Sheet1.S1 Sheet1.S2:Sheet1.S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1.0453in" svg:height="4.1295in" svg:x="2.9047in" svg:y="8.7634in">
            <draw:object draw:notify-on-update-of-ranges="Sheet1.A51:Sheet1.A89 Sheet1.B50:Sheet1.B50 Sheet1.B51:Sheet1.B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release</text:p>
          </table:table-cell>
          <table:table-cell table:style-name="ce1" office:value-type="string">
            <text:p>days</text:p>
          </table:table-cell>
          <table:table-cell table:number-columns-repeated="15"/>
          <table:table-cell table:style-name="ce1" office:value-type="string">
            <text:p>release</text:p>
          </table:table-cell>
          <table:table-cell table:style-name="ce1" office:value-type="string">
            <text:p>days</text:p>
          </table:table-cell>
          <table:table-cell table:number-columns-repeated="100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60.74">
            <text:p>60.74</text:p>
          </table:table-cell>
          <table:table-cell table:style-name="ce2" office:value-type="string">
            <text:p>linuxv2.6.13 </text:p>
          </table:table-cell>
          <table:table-cell table:number-columns-repeated="14"/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44.87">
            <text:p>44.87</text:p>
          </table:table-cell>
          <table:table-cell table:style-name="ce2" office:value-type="string">
            <text:p>linuxv2.6.14 </text:p>
          </table:table-cell>
          <table:table-cell table:number-columns-repeated="14"/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52.07">
            <text:p>52.07</text:p>
          </table:table-cell>
          <table:table-cell table:style-name="ce2" office:value-type="string">
            <text:p>linuxv2.6.15 </text:p>
          </table:table-cell>
          <table:table-cell table:number-columns-repeated="14"/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1.92">
            <text:p>61.92</text:p>
          </table:table-cell>
          <table:table-cell table:style-name="ce2" office:value-type="string">
            <text:p>linuxv2.6.16 </text:p>
          </table:table-cell>
          <table:table-cell table:number-columns-repeated="14"/>
          <table:table-cell table:style-name="ce2" office:value-type="float" office:value="5">
            <text:p>5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75.94">
            <text:p>75.94</text:p>
          </table:table-cell>
          <table:table-cell table:style-name="ce2" office:value-type="string">
            <text:p>linuxv2.6.17 </text:p>
          </table:table-cell>
          <table:table-cell table:number-columns-repeated="14"/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75.98">
            <text:p>75.98</text:p>
          </table:table-cell>
          <table:table-cell table:style-name="ce2" office:value-type="string">
            <text:p>linuxv2.6.18 </text:p>
          </table:table-cell>
          <table:table-cell table:number-columns-repeated="14"/>
          <table:table-cell table:style-name="ce2" office:value-type="float" office:value="7">
            <text:p>7</text:p>
          </table:table-cell>
          <table:table-cell table:style-name="ce2" office:value-type="float" office:value="18">
            <text:p>18</text:p>
          </table:table-cell>
          <table:table-cell table:number-columns-repeated="100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5.79">
            <text:p>55.79</text:p>
          </table:table-cell>
          <table:table-cell table:style-name="ce2" office:value-type="string">
            <text:p>linuxv2.6.19 </text:p>
          </table:table-cell>
          <table:table-cell table:number-columns-repeated="14"/>
          <table:table-cell table:style-name="ce2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2.73">
            <text:p>52.73</text:p>
          </table:table-cell>
          <table:table-cell table:style-name="ce2" office:value-type="string">
            <text:p>linuxv2.6.20 </text:p>
          </table:table-cell>
          <table:table-cell table:number-columns-repeated="14"/>
          <table:table-cell table:style-name="ce2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63.94">
            <text:p>63.94</text:p>
          </table:table-cell>
          <table:table-cell table:style-name="ce2" office:value-type="string">
            <text:p>linuxv2.6.21 </text:p>
          </table:table-cell>
          <table:table-cell table:number-columns-repeated="14"/>
          <table:table-cell table:style-name="ce2" office:value-type="float" office:value="10">
            <text:p>10</text:p>
          </table:table-cell>
          <table:table-cell table:style-name="ce2" office:value-type="float" office:value="16">
            <text:p>16</text:p>
          </table:table-cell>
          <table:table-cell table:number-columns-repeated="100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6.91">
            <text:p>56.91</text:p>
          </table:table-cell>
          <table:table-cell table:style-name="ce2" office:value-type="string">
            <text:p>linuxv2.6.22 </text:p>
          </table:table-cell>
          <table:table-cell table:number-columns-repeated="14"/>
          <table:table-cell table:style-name="ce2" office:value-type="float" office:value="11">
            <text:p>11</text:p>
          </table:table-cell>
          <table:table-cell table:style-name="ce2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78.99">
            <text:p>78.99</text:p>
          </table:table-cell>
          <table:table-cell table:style-name="ce2" office:value-type="string">
            <text:p>linuxv2.6.23 </text:p>
          </table:table-cell>
          <table:table-cell table:number-columns-repeated="14"/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92.8">
            <text:p>92.8</text:p>
          </table:table-cell>
          <table:table-cell table:style-name="ce2" office:value-type="string">
            <text:p>linuxv2.6.24 </text:p>
          </table:table-cell>
          <table:table-cell table:number-columns-repeated="14"/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6.19">
            <text:p>66.19</text:p>
          </table:table-cell>
          <table:table-cell table:style-name="ce2" office:value-type="string">
            <text:p>linuxv2.6.25 </text:p>
          </table:table-cell>
          <table:table-cell table:number-columns-repeated="14"/>
          <table:table-cell table:style-name="ce2" office:value-type="float" office:value="14">
            <text:p>14</text:p>
          </table:table-cell>
          <table:table-cell table:style-name="ce2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1.12">
            <text:p>71.12</text:p>
          </table:table-cell>
          <table:table-cell table:style-name="ce2" office:value-type="string">
            <text:p>linuxv2.6.26 </text:p>
          </table:table-cell>
          <table:table-cell table:number-columns-repeated="14"/>
          <table:table-cell table:style-name="ce2" office:value-type="float" office:value="15">
            <text:p>15</text:p>
          </table:table-cell>
          <table:table-cell table:style-name="ce2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2.81">
            <text:p>72.81</text:p>
          </table:table-cell>
          <table:table-cell table:style-name="ce2" office:value-type="string">
            <text:p>linuxv2.6.27 </text:p>
          </table:table-cell>
          <table:table-cell table:number-columns-repeated="14"/>
          <table:table-cell table:style-name="ce2" office:value-type="float" office:value="16">
            <text:p>16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61.85">
            <text:p>61.85</text:p>
          </table:table-cell>
          <table:table-cell table:style-name="ce2" office:value-type="string">
            <text:p>linuxv2.6.28 </text:p>
          </table:table-cell>
          <table:table-cell table:number-columns-repeated="14"/>
          <table:table-cell table:style-name="ce2" office:value-type="float" office:value="17">
            <text:p>17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1.98">
            <text:p>71.98</text:p>
          </table:table-cell>
          <table:table-cell table:style-name="ce2" office:value-type="string">
            <text:p>linuxv2.6.29 </text:p>
          </table:table-cell>
          <table:table-cell table:number-columns-repeated="14"/>
          <table:table-cell table:style-name="ce2" office:value-type="float" office:value="18">
            <text:p>18</text:p>
          </table:table-cell>
          <table:table-cell table:style-name="ce2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63.24">
            <text:p>63.24</text:p>
          </table:table-cell>
          <table:table-cell table:style-name="ce2" office:value-type="string">
            <text:p>linuxv2.6.30 </text:p>
          </table:table-cell>
          <table:table-cell table:number-columns-repeated="14"/>
          <table:table-cell table:style-name="ce2" office:value-type="float" office:value="19">
            <text:p>19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76.95">
            <text:p>76.95</text:p>
          </table:table-cell>
          <table:table-cell table:style-name="ce2" office:value-type="string">
            <text:p>linuxv2.6.31 </text:p>
          </table:table-cell>
          <table:table-cell table:number-columns-repeated="14"/>
          <table:table-cell table:style-name="ce2" office:value-type="float" office:value="20">
            <text:p>20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66.25">
            <text:p>66.25</text:p>
          </table:table-cell>
          <table:table-cell table:style-name="ce2" office:value-type="string">
            <text:p>linuxv2.6.32 </text:p>
          </table:table-cell>
          <table:table-cell table:number-columns-repeated="14"/>
          <table:table-cell table:style-name="ce2" office:value-type="float" office:value="21">
            <text:p>21</text:p>
          </table:table-cell>
          <table:table-cell table:style-name="ce2" office:value-type="float" office:value="18">
            <text:p>18</text:p>
          </table:table-cell>
          <table:table-cell table:number-columns-repeated="1005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68.73">
            <text:p>68.73</text:p>
          </table:table-cell>
          <table:table-cell table:style-name="ce2" office:value-type="string">
            <text:p>linuxv2.6.33 </text:p>
          </table:table-cell>
          <table:table-cell table:number-columns-repeated="14"/>
          <table:table-cell table:style-name="ce2" office:value-type="float" office:value="22">
            <text:p>22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69.11">
            <text:p>69.11</text:p>
          </table:table-cell>
          <table:table-cell table:style-name="ce2" office:value-type="string">
            <text:p>linuxv2.6.34 </text:p>
          </table:table-cell>
          <table:table-cell table:number-columns-repeated="14"/>
          <table:table-cell table:style-name="ce2" office:value-type="float" office:value="23">
            <text:p>23</text:p>
          </table:table-cell>
          <table:table-cell table:style-name="ce2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63.08">
            <text:p>63.08</text:p>
          </table:table-cell>
          <table:table-cell table:style-name="ce2" office:value-type="string">
            <text:p>linuxv2.6.35 </text:p>
          </table:table-cell>
          <table:table-cell table:number-columns-repeated="14"/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65.83">
            <text:p>65.83</text:p>
          </table:table-cell>
          <table:table-cell table:style-name="ce2" office:value-type="string">
            <text:p>linuxv2.6.36 </text:p>
          </table:table-cell>
          <table:table-cell table:number-columns-repeated="14"/>
          <table:table-cell table:style-name="ce2" office:value-type="float" office:value="25">
            <text:p>25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64.54">
            <text:p>64.54</text:p>
          </table:table-cell>
          <table:table-cell table:style-name="ce2" office:value-type="string">
            <text:p>linuxv2.6.37 </text:p>
          </table:table-cell>
          <table:table-cell table:number-columns-repeated="14"/>
          <table:table-cell table:style-name="ce2" office:value-type="float" office:value="26">
            <text:p>26</text:p>
          </table:table-cell>
          <table:table-cell table:style-name="ce2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55.09">
            <text:p>55.09</text:p>
          </table:table-cell>
          <table:table-cell table:style-name="ce2" office:value-type="string">
            <text:p>linuxv2.6.38 </text:p>
          </table:table-cell>
          <table:table-cell table:number-columns-repeated="14"/>
          <table:table-cell table:style-name="ce2" office:value-type="float" office:value="27">
            <text:p>27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50.37">
            <text:p>50.37</text:p>
          </table:table-cell>
          <table:table-cell table:style-name="ce2" office:value-type="string">
            <text:p>linuxv2.6.39 </text:p>
          </table:table-cell>
          <table:table-cell table:number-columns-repeated="14"/>
          <table:table-cell table:style-name="ce2" office:value-type="float" office:value="28">
            <text:p>28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53.07">
            <text:p>53.07</text:p>
          </table:table-cell>
          <table:table-cell table:style-name="ce2" office:value-type="string">
            <text:p>linuxv3.0 </text:p>
          </table:table-cell>
          <table:table-cell table:number-columns-repeated="14"/>
          <table:table-cell table:style-name="ce2" office:value-type="float" office:value="29">
            <text:p>29</text:p>
          </table:table-cell>
          <table:table-cell table:style-name="ce2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77.24">
            <text:p>77.24</text:p>
          </table:table-cell>
          <table:table-cell table:style-name="ce2" office:value-type="string">
            <text:p>linuxv3.1 </text:p>
          </table:table-cell>
          <table:table-cell table:number-columns-repeated="14"/>
          <table:table-cell table:style-name="ce2" office:value-type="float" office:value="30">
            <text:p>30</text:p>
          </table:table-cell>
          <table:table-cell table:style-name="ce2" office:value-type="float" office:value="17">
            <text:p>17</text:p>
          </table:table-cell>
          <table:table-cell table:number-columns-repeated="1005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57.99">
            <text:p>57.99</text:p>
          </table:table-cell>
          <table:table-cell table:style-name="ce2" office:value-type="string">
            <text:p>linuxv3.2 </text:p>
          </table:table-cell>
          <table:table-cell table:number-columns-repeated="14"/>
          <table:table-cell table:style-name="ce2" office:value-type="float" office:value="31">
            <text:p>31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59.01">
            <text:p>59.01</text:p>
          </table:table-cell>
          <table:table-cell table:style-name="ce2" office:value-type="string">
            <text:p>linuxv3.3 </text:p>
          </table:table-cell>
          <table:table-cell table:number-columns-repeated="14"/>
          <table:table-cell table:style-name="ce2" office:value-type="float" office:value="32">
            <text:p>32</text:p>
          </table:table-cell>
          <table:table-cell table:style-name="ce2" office:value-type="float" office:value="15">
            <text:p>15</text:p>
          </table:table-cell>
          <table:table-cell table:number-columns-repeated="1005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49.96">
            <text:p>49.96</text:p>
          </table:table-cell>
          <table:table-cell table:style-name="ce2" office:value-type="string">
            <text:p>linuxv3.4 </text:p>
          </table:table-cell>
          <table:table-cell table:number-columns-repeated="14"/>
          <table:table-cell table:style-name="ce2" office:value-type="float" office:value="33">
            <text:p>33</text:p>
          </table:table-cell>
          <table:table-cell table:style-name="ce2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48.81">
            <text:p>48.81</text:p>
          </table:table-cell>
          <table:table-cell table:style-name="ce2" office:value-type="string">
            <text:p>linuxv3.5 </text:p>
          </table:table-cell>
          <table:table-cell table:number-columns-repeated="14"/>
          <table:table-cell table:style-name="ce2" office:value-type="float" office:value="34">
            <text:p>34</text:p>
          </table:table-cell>
          <table:table-cell table:style-name="ce2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59.01">
            <text:p>59.01</text:p>
          </table:table-cell>
          <table:table-cell table:style-name="ce2" office:value-type="string">
            <text:p>linuxv3.6 </text:p>
          </table:table-cell>
          <table:table-cell table:number-columns-repeated="14"/>
          <table:table-cell table:style-name="ce2" office:value-type="float" office:value="35">
            <text:p>35</text:p>
          </table:table-cell>
          <table:table-cell table:style-name="ce2" office:value-type="float" office:value="12">
            <text:p>12</text:p>
          </table:table-cell>
          <table:table-cell table:number-columns-repeated="1005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57.24">
            <text:p>57.24</text:p>
          </table:table-cell>
          <table:table-cell table:style-name="ce2" office:value-type="string">
            <text:p>linuxv3.7 </text:p>
          </table:table-cell>
          <table:table-cell table:number-columns-repeated="14"/>
          <table:table-cell table:style-name="ce2" office:value-type="float" office:value="36">
            <text:p>36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58.94">
            <text:p>58.94</text:p>
          </table:table-cell>
          <table:table-cell table:style-name="ce2" office:value-type="string">
            <text:p>linuxv3.8 </text:p>
          </table:table-cell>
          <table:table-cell table:number-columns-repeated="14"/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number-columns-repeated="1005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56.06">
            <text:p>56.06</text:p>
          </table:table-cell>
          <table:table-cell table:style-name="ce2" office:value-type="string">
            <text:p>linuxv3.9 </text:p>
          </table:table-cell>
          <table:table-cell table:number-columns-repeated="14"/>
          <table:table-cell table:style-name="ce2" office:value-type="float" office:value="38">
            <text:p>38</text:p>
          </table:table-cell>
          <table:table-cell table:style-name="ce2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49.92">
            <text:p>49.92</text:p>
          </table:table-cell>
          <table:table-cell table:style-name="ce2" office:value-type="string">
            <text:p>linuxv3.10 </text:p>
          </table:table-cell>
          <table:table-cell table:number-columns-repeated="14"/>
          <table:table-cell table:style-name="ce2" office:value-type="float" office:value="39">
            <text:p>39</text:p>
          </table:table-cell>
          <table:table-cell table:style-name="ce2" office:value-type="float" office:value="13">
            <text:p>13</text:p>
          </table:table-cell>
          <table:table-cell table:number-columns-repeated="100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49.94">
            <text:p>49.94</text:p>
          </table:table-cell>
          <table:table-cell table:style-name="ce2" office:value-type="string">
            <text:p>linuxv3.11 </text:p>
          </table:table-cell>
          <table:table-cell table:number-columns-repeated="14"/>
          <table:table-cell table:style-name="ce2" office:value-type="float" office:value="40">
            <text:p>40</text:p>
          </table:table-cell>
          <table:table-cell table:style-name="ce2" office:value-type="float" office:value="14">
            <text:p>14</text:p>
          </table:table-cell>
          <table:table-cell table:number-columns-repeated="1005"/>
        </table:table-row>
        <table:table-row table:style-name="ro2">
          <table:table-cell table:number-columns-repeated="18"/>
          <table:table-cell table:style-name="ce2"/>
          <table:table-cell table:number-columns-repeated="1005"/>
        </table:table-row>
        <table:table-row table:style-name="ro1">
          <table:table-cell/>
          <table:table-cell table:style-name="ce5" table:formula="of:=AVERAGE([.B2:.B40])" office:value-type="float" office:value="62.4874358974359">
            <text:p>62.4874358974</text:p>
          </table:table-cell>
          <table:table-cell table:number-columns-repeated="16"/>
          <table:table-cell table:style-name="ce6" table:formula="of:=AVERAGE([.S2:.S40])" office:value-type="float" office:value="14.4102564102564">
            <text:p>14.4102564103</text:p>
          </table:table-cell>
          <table:table-cell table:number-columns-repeated="1005"/>
        </table:table-row>
        <table:table-row table:style-name="ro2">
          <table:table-cell table:number-columns-repeated="19"/>
          <table:table-cell table:style-name="ce2"/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4" office:value-type="string">
            <text:p>Releases</text:p>
          </table:table-cell>
          <table:table-cell table:style-name="ce4" office:value-type="string">
            <text:p>Jaccard Distanc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3 </text:p>
          </table:table-cell>
          <table:table-cell office:value-type="float" office:value="0.951769298577005">
            <text:p>0.951769298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4 </text:p>
          </table:table-cell>
          <table:table-cell office:value-type="float" office:value="0.959863780102165">
            <text:p>0.959863780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5 </text:p>
          </table:table-cell>
          <table:table-cell office:value-type="float" office:value="0.95047680970958">
            <text:p>0.950476809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6 </text:p>
          </table:table-cell>
          <table:table-cell office:value-type="float" office:value="0.952206196125288">
            <text:p>0.95220619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7 </text:p>
          </table:table-cell>
          <table:table-cell office:value-type="float" office:value="0.951447331915287">
            <text:p>0.951447331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8 </text:p>
          </table:table-cell>
          <table:table-cell office:value-type="float" office:value="0.948370927318296">
            <text:p>0.948370927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19 </text:p>
          </table:table-cell>
          <table:table-cell office:value-type="float" office:value="0.96021497350153">
            <text:p>0.960214973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0 </text:p>
          </table:table-cell>
          <table:table-cell office:value-type="float" office:value="0.96866932644919">
            <text:p>0.96866932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1 </text:p>
          </table:table-cell>
          <table:table-cell office:value-type="float" office:value="0.941777323799796">
            <text:p>0.941777323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2 </text:p>
          </table:table-cell>
          <table:table-cell office:value-type="float" office:value="0.947111074892022">
            <text:p>0.947111074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3 </text:p>
          </table:table-cell>
          <table:table-cell office:value-type="float" office:value="0.939653751030503">
            <text:p>0.93965375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4 </text:p>
          </table:table-cell>
          <table:table-cell office:value-type="float" office:value="0.946799907578558">
            <text:p>0.94679990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5 </text:p>
          </table:table-cell>
          <table:table-cell office:value-type="float" office:value="0.949840348330914">
            <text:p>0.949840348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6 </text:p>
          </table:table-cell>
          <table:table-cell office:value-type="float" office:value="0.943430859939927">
            <text:p>0.943430859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7 </text:p>
          </table:table-cell>
          <table:table-cell office:value-type="float" office:value="0.95647647846131">
            <text:p>0.956476478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8 </text:p>
          </table:table-cell>
          <table:table-cell office:value-type="float" office:value="0.967468696292659">
            <text:p>0.967468696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29 </text:p>
          </table:table-cell>
          <table:table-cell office:value-type="float" office:value="0.955158020274299">
            <text:p>0.955158020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0 </text:p>
          </table:table-cell>
          <table:table-cell office:value-type="float" office:value="0.946673706441394">
            <text:p>0.94667370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1 </text:p>
          </table:table-cell>
          <table:table-cell office:value-type="float" office:value="0.942030856626428">
            <text:p>0.94203085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2 </text:p>
          </table:table-cell>
          <table:table-cell office:value-type="float" office:value="0.960283329117126">
            <text:p>0.960283329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3 </text:p>
          </table:table-cell>
          <table:table-cell office:value-type="float" office:value="0.948104050731202">
            <text:p>0.948104050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4 </text:p>
          </table:table-cell>
          <table:table-cell office:value-type="float" office:value="0.967346056117208">
            <text:p>0.967346056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5 </text:p>
          </table:table-cell>
          <table:table-cell office:value-type="float" office:value="0.945223584697849">
            <text:p>0.945223584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6 </text:p>
          </table:table-cell>
          <table:table-cell office:value-type="float" office:value="0.960570372936151">
            <text:p>0.960570372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7 </text:p>
          </table:table-cell>
          <table:table-cell office:value-type="float" office:value="0.958703228776221">
            <text:p>0.95870322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8 </text:p>
          </table:table-cell>
          <table:table-cell office:value-type="float" office:value="0.961750196611139">
            <text:p>0.961750196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2.6.39 </text:p>
          </table:table-cell>
          <table:table-cell office:value-type="float" office:value="0.972601817569842">
            <text:p>0.972601817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0 </text:p>
          </table:table-cell>
          <table:table-cell office:value-type="float" office:value="0.968844221105528">
            <text:p>0.96884422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1 </text:p>
          </table:table-cell>
          <table:table-cell office:value-type="float" office:value="0.976446641465542">
            <text:p>0.976446641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2 </text:p>
          </table:table-cell>
          <table:table-cell office:value-type="float" office:value="0.97786542650262">
            <text:p>0.977865426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3 </text:p>
          </table:table-cell>
          <table:table-cell office:value-type="float" office:value="0.967462932454695">
            <text:p>0.967462932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4 </text:p>
          </table:table-cell>
          <table:table-cell office:value-type="float" office:value="0.97809881537128">
            <text:p>0.978098815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5 </text:p>
          </table:table-cell>
          <table:table-cell office:value-type="float" office:value="0.967410676398201">
            <text:p>0.967410676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6 </text:p>
          </table:table-cell>
          <table:table-cell office:value-type="float" office:value="0.9734172787688">
            <text:p>0.973417278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7 </text:p>
          </table:table-cell>
          <table:table-cell office:value-type="float" office:value="0.967036400562412">
            <text:p>0.967036400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8 </text:p>
          </table:table-cell>
          <table:table-cell office:value-type="float" office:value="0.973182052604435">
            <text:p>0.9731820526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9 </text:p>
          </table:table-cell>
          <table:table-cell office:value-type="float" office:value="0.970324119545391">
            <text:p>0.9703241195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10 </text:p>
          </table:table-cell>
          <table:table-cell office:value-type="float" office:value="0.970208382853973">
            <text:p>0.9702083829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linuxv3.11 </text:p>
          </table:table-cell>
          <table:table-cell office:value-type="float" office:value="0.975600572332254">
            <text:p>0.975600572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table:formula="of:=AVERAGE([.B51:.B89])" office:value-type="float" office:value="0.959485123689436">
            <text:p>0.9594851237</text:p>
          </table:table-cell>
          <table:table-cell table:number-columns-repeated="1022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pak </meta:initial-creator>
    <meta:creation-date>2013-11-19T18:37:19</meta:creation-date>
    <dc:date>2013-11-20T21:15:58</dc:date>
    <dc:creator>Rupak </dc:creator>
    <meta:editing-duration>PT4H43M8S</meta:editing-duration>
    <meta:editing-cycles>8</meta:editing-cycles>
    <meta:generator>LibreOffice/3.5$Linux_X86_64 LibreOffice_project/350m1$Build-2</meta:generator>
    <meta:document-statistic meta:table-count="3" meta:cell-count="28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mean-valu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9" style:family="chart">
      <style:graphic-properties draw:stroke="dash" draw:stroke-dash="Ultrafine_20_2_20_Dots_20_3_20_Dashes" svg:stroke-width="0.051cm" svg:stroke-color="#0084d1"/>
    </style:style>
    <style:style style:name="ch10" style:family="chart" style:data-style-name="N0">
      <style:chart-properties chart:symbol-type="none" chart:mean-valu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dash" draw:stroke-dash="Ultrafine_20_2_20_Dots_20_3_20_Dashes" svg:stroke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11cm" svg:height="11.063cm" xlink:href=".." xlink:type="simple" chart:class="chart:line" chart:style-name="ch1">
        <chart:title svg:x="9.498cm" svg:y="0.381cm" chart:style-name="ch2">
          <text:p>Release Durations &amp; Merge Period Durations</text:p>
        </chart:title>
        <chart:plot-area chart:style-name="ch3" table:cell-range-address="Sheet1.B2:Sheet1.C40 Sheet1.B1:Sheet1.B1 Sheet1.S1:Sheet1.S40" chart:data-source-has-labels="both" svg:x="1.378cm" svg:y="1.134cm" svg:width="25.422cm" svg:height="9.164cm">
          <chartooo:coordinate-region svg:x="2.185cm" svg:y="1.333cm" svg:width="24.416cm" svg:height="6.757cm"/>
          <chart:axis chart:dimension="x" chart:name="primary-x" chart:style-name="ch4" chartooo:axis-type="text">
            <chart:categories table:cell-range-address="Sheet1.C2:Sheet1.C40"/>
          </chart:axis>
          <chart:axis chart:dimension="y" chart:name="primary-y" chart:style-name="ch5">
            <chart:title svg:x="0.855cm" svg:y="5.043cm" chart:style-name="ch6">
              <text:p>Days</text:p>
            </chart:title>
            <chart:grid chart:style-name="ch7" chart:class="major"/>
          </chart:axis>
          <chart:series chart:style-name="ch8" chart:values-cell-range-address="Sheet1.B2:Sheet1.B40" chart:label-cell-address="Sheet1.B1:Sheet1.B1" chart:class="chart:line">
            <chart:mean-value chart:style-name="ch9"/>
            <chart:data-point chart:repeated="39"/>
          </chart:series>
          <chart:series chart:style-name="ch10" chart:values-cell-range-address="Sheet1.S2:Sheet1.S40" chart:label-cell-address="Sheet1.S1:Sheet1.S1" chart:class="chart:line">
            <chart:mean-value chart:style-name="ch11"/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s</text:p>
                <draw:g>
                  <svg:desc>Sheet1.B1:Sheet1.B1</svg:desc>
                </draw:g>
              </table:table-cell>
              <table:table-cell office:value-type="string">
                <text:p>days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v2.6.13 </text:p>
                <draw:g>
                  <svg:desc>Sheet1.C2:Sheet1.C40</svg:desc>
                </draw:g>
              </table:table-cell>
              <table:table-cell office:value-type="float" office:value="60.74">
                <text:p>60.74</text:p>
                <draw:g>
                  <svg:desc>Sheet1.B2:Sheet1.B40</svg:desc>
                </draw:g>
              </table:table-cell>
              <table:table-cell office:value-type="float" office:value="11">
                <text:p>11</text:p>
                <draw:g>
                  <svg:desc>Sheet1.S2:Sheet1.S40</svg:desc>
                </draw:g>
              </table:table-cell>
            </table:table-row>
            <table:table-row>
              <table:table-cell office:value-type="string">
                <text:p>linuxv2.6.14 </text:p>
              </table:table-cell>
              <table:table-cell office:value-type="float" office:value="44.87">
                <text:p>44.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15 </text:p>
              </table:table-cell>
              <table:table-cell office:value-type="float" office:value="52.07">
                <text:p>52.0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16 </text:p>
              </table:table-cell>
              <table:table-cell office:value-type="float" office:value="61.92">
                <text:p>61.9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17 </text:p>
              </table:table-cell>
              <table:table-cell office:value-type="float" office:value="75.94">
                <text:p>75.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18 </text:p>
              </table:table-cell>
              <table:table-cell office:value-type="float" office:value="75.98">
                <text:p>75.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inuxv2.6.19 </text:p>
              </table:table-cell>
              <table:table-cell office:value-type="float" office:value="55.79">
                <text:p>55.7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20 </text:p>
              </table:table-cell>
              <table:table-cell office:value-type="float" office:value="52.73">
                <text:p>52.7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21 </text:p>
              </table:table-cell>
              <table:table-cell office:value-type="float" office:value="63.94">
                <text:p>63.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linuxv2.6.22 </text:p>
              </table:table-cell>
              <table:table-cell office:value-type="float" office:value="56.91">
                <text:p>56.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nuxv2.6.23 </text:p>
              </table:table-cell>
              <table:table-cell office:value-type="float" office:value="78.99">
                <text:p>78.9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24 </text:p>
              </table:table-cell>
              <table:table-cell office:value-type="float" office:value="92.8">
                <text:p>92.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25 </text:p>
              </table:table-cell>
              <table:table-cell office:value-type="float" office:value="66.19">
                <text:p>66.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nuxv2.6.26 </text:p>
              </table:table-cell>
              <table:table-cell office:value-type="float" office:value="71.12">
                <text:p>71.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nuxv2.6.27 </text:p>
              </table:table-cell>
              <table:table-cell office:value-type="float" office:value="72.81">
                <text:p>72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28 </text:p>
              </table:table-cell>
              <table:table-cell office:value-type="float" office:value="61.85">
                <text:p>61.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29 </text:p>
              </table:table-cell>
              <table:table-cell office:value-type="float" office:value="71.98">
                <text:p>71.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nuxv2.6.30 </text:p>
              </table:table-cell>
              <table:table-cell office:value-type="float" office:value="63.24">
                <text:p>63.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31 </text:p>
              </table:table-cell>
              <table:table-cell office:value-type="float" office:value="76.95">
                <text:p>76.9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32 </text:p>
              </table:table-cell>
              <table:table-cell office:value-type="float" office:value="66.25">
                <text:p>66.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linuxv2.6.33 </text:p>
              </table:table-cell>
              <table:table-cell office:value-type="float" office:value="68.73">
                <text:p>68.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2.6.34 </text:p>
              </table:table-cell>
              <table:table-cell office:value-type="float" office:value="69.11">
                <text:p>69.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nuxv2.6.35 </text:p>
              </table:table-cell>
              <table:table-cell office:value-type="float" office:value="63.08">
                <text:p>63.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36 </text:p>
              </table:table-cell>
              <table:table-cell office:value-type="float" office:value="65.83">
                <text:p>65.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37 </text:p>
              </table:table-cell>
              <table:table-cell office:value-type="float" office:value="64.54">
                <text:p>64.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nuxv2.6.38 </text:p>
              </table:table-cell>
              <table:table-cell office:value-type="float" office:value="55.09">
                <text:p>55.0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2.6.39 </text:p>
              </table:table-cell>
              <table:table-cell office:value-type="float" office:value="50.37">
                <text:p>50.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3.0 </text:p>
              </table:table-cell>
              <table:table-cell office:value-type="float" office:value="53.07">
                <text:p>53.0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nuxv3.1 </text:p>
              </table:table-cell>
              <table:table-cell office:value-type="float" office:value="77.24">
                <text:p>77.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inuxv3.2 </text:p>
              </table:table-cell>
              <table:table-cell office:value-type="float" office:value="57.99">
                <text:p>57.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3.3 </text:p>
              </table:table-cell>
              <table:table-cell office:value-type="float" office:value="59.01">
                <text:p>59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linuxv3.4 </text:p>
              </table:table-cell>
              <table:table-cell office:value-type="float" office:value="49.96">
                <text:p>49.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nuxv3.5 </text:p>
              </table:table-cell>
              <table:table-cell office:value-type="float" office:value="48.81">
                <text:p>48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nuxv3.6 </text:p>
              </table:table-cell>
              <table:table-cell office:value-type="float" office:value="59.01">
                <text:p>59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inuxv3.7 </text:p>
              </table:table-cell>
              <table:table-cell office:value-type="float" office:value="57.24">
                <text:p>57.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linuxv3.8 </text:p>
              </table:table-cell>
              <table:table-cell office:value-type="float" office:value="58.94">
                <text:p>58.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nuxv3.9 </text:p>
              </table:table-cell>
              <table:table-cell office:value-type="float" office:value="56.06">
                <text:p>56.0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nuxv3.10 </text:p>
              </table:table-cell>
              <table:table-cell office:value-type="float" office:value="49.92">
                <text:p>49.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nuxv3.11 </text:p>
              </table:table-cell>
              <table:table-cell office:value-type="float" office:value="49.94">
                <text:p>49.94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056cm" svg:height="10.49cm" xlink:href=".." xlink:type="simple" chart:class="chart:bar" chart:style-name="ch1">
        <chart:title svg:x="9.652cm" svg:y="0.339cm" chart:style-name="ch2">
          <text:p>Jaccard Distance between MP &amp; RDP</text:p>
        </chart:title>
        <chart:subtitle svg:x="11.838cm" svg:y="0.885cm" chart:style-name="ch3">
          <text:p>(for all 39 releases)</text:p>
        </chart:subtitle>
        <chart:legend svg:x="11.445cm" svg:y="2.925cm" style:legend-expansion="custom" chartooo:width="4.075cm" chartooo:height="0.696cm" style:legend-expansion-aspect-ratio="5.85488505747126" chart:style-name="ch4"/>
        <chart:plot-area chart:style-name="ch5" table:cell-range-address="Sheet1.A50:Sheet1.B89" chart:data-source-has-labels="both" svg:x="1.603cm" svg:y="1.811cm" svg:width="24.6cm" svg:height="8.384cm">
          <chartooo:coordinate-region svg:x="2.515cm" svg:y="2.01cm" svg:width="23.688cm" svg:height="5.977cm"/>
          <chart:axis chart:dimension="x" chart:name="primary-x" chart:style-name="ch6" chartooo:axis-type="text">
            <chart:categories table:cell-range-address="Sheet1.A51:Sheet1.A8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51:Sheet1.B89" chart:label-cell-address="Sheet1.B50:Sheet1.B50" chart:class="chart:bar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ccard Distance</text:p>
                <draw:g>
                  <svg:desc>Sheet1.B50:Sheet1.B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nuxv2.6.13 </text:p>
                <draw:g>
                  <svg:desc>Sheet1.A51:Sheet1.A89</svg:desc>
                </draw:g>
              </table:table-cell>
              <table:table-cell office:value-type="float" office:value="0.951769298577005">
                <text:p>0.951769298577005</text:p>
                <draw:g>
                  <svg:desc>Sheet1.B51:Sheet1.B89</svg:desc>
                </draw:g>
              </table:table-cell>
            </table:table-row>
            <table:table-row>
              <table:table-cell office:value-type="string">
                <text:p>linuxv2.6.14 </text:p>
              </table:table-cell>
              <table:table-cell office:value-type="float" office:value="0.959863780102165">
                <text:p>0.959863780102165</text:p>
              </table:table-cell>
            </table:table-row>
            <table:table-row>
              <table:table-cell office:value-type="string">
                <text:p>linuxv2.6.15 </text:p>
              </table:table-cell>
              <table:table-cell office:value-type="float" office:value="0.95047680970958">
                <text:p>0.95047680970958</text:p>
              </table:table-cell>
            </table:table-row>
            <table:table-row>
              <table:table-cell office:value-type="string">
                <text:p>linuxv2.6.16 </text:p>
              </table:table-cell>
              <table:table-cell office:value-type="float" office:value="0.952206196125288">
                <text:p>0.952206196125288</text:p>
              </table:table-cell>
            </table:table-row>
            <table:table-row>
              <table:table-cell office:value-type="string">
                <text:p>linuxv2.6.17 </text:p>
              </table:table-cell>
              <table:table-cell office:value-type="float" office:value="0.951447331915287">
                <text:p>0.951447331915287</text:p>
              </table:table-cell>
            </table:table-row>
            <table:table-row>
              <table:table-cell office:value-type="string">
                <text:p>linuxv2.6.18 </text:p>
              </table:table-cell>
              <table:table-cell office:value-type="float" office:value="0.948370927318296">
                <text:p>0.948370927318296</text:p>
              </table:table-cell>
            </table:table-row>
            <table:table-row>
              <table:table-cell office:value-type="string">
                <text:p>linuxv2.6.19 </text:p>
              </table:table-cell>
              <table:table-cell office:value-type="float" office:value="0.96021497350153">
                <text:p>0.96021497350153</text:p>
              </table:table-cell>
            </table:table-row>
            <table:table-row>
              <table:table-cell office:value-type="string">
                <text:p>linuxv2.6.20 </text:p>
              </table:table-cell>
              <table:table-cell office:value-type="float" office:value="0.96866932644919">
                <text:p>0.96866932644919</text:p>
              </table:table-cell>
            </table:table-row>
            <table:table-row>
              <table:table-cell office:value-type="string">
                <text:p>linuxv2.6.21 </text:p>
              </table:table-cell>
              <table:table-cell office:value-type="float" office:value="0.941777323799796">
                <text:p>0.941777323799796</text:p>
              </table:table-cell>
            </table:table-row>
            <table:table-row>
              <table:table-cell office:value-type="string">
                <text:p>linuxv2.6.22 </text:p>
              </table:table-cell>
              <table:table-cell office:value-type="float" office:value="0.947111074892022">
                <text:p>0.947111074892022</text:p>
              </table:table-cell>
            </table:table-row>
            <table:table-row>
              <table:table-cell office:value-type="string">
                <text:p>linuxv2.6.23 </text:p>
              </table:table-cell>
              <table:table-cell office:value-type="float" office:value="0.939653751030503">
                <text:p>0.939653751030503</text:p>
              </table:table-cell>
            </table:table-row>
            <table:table-row>
              <table:table-cell office:value-type="string">
                <text:p>linuxv2.6.24 </text:p>
              </table:table-cell>
              <table:table-cell office:value-type="float" office:value="0.946799907578558">
                <text:p>0.946799907578558</text:p>
              </table:table-cell>
            </table:table-row>
            <table:table-row>
              <table:table-cell office:value-type="string">
                <text:p>linuxv2.6.25 </text:p>
              </table:table-cell>
              <table:table-cell office:value-type="float" office:value="0.949840348330914">
                <text:p>0.949840348330914</text:p>
              </table:table-cell>
            </table:table-row>
            <table:table-row>
              <table:table-cell office:value-type="string">
                <text:p>linuxv2.6.26 </text:p>
              </table:table-cell>
              <table:table-cell office:value-type="float" office:value="0.943430859939927">
                <text:p>0.943430859939927</text:p>
              </table:table-cell>
            </table:table-row>
            <table:table-row>
              <table:table-cell office:value-type="string">
                <text:p>linuxv2.6.27 </text:p>
              </table:table-cell>
              <table:table-cell office:value-type="float" office:value="0.95647647846131">
                <text:p>0.95647647846131</text:p>
              </table:table-cell>
            </table:table-row>
            <table:table-row>
              <table:table-cell office:value-type="string">
                <text:p>linuxv2.6.28 </text:p>
              </table:table-cell>
              <table:table-cell office:value-type="float" office:value="0.967468696292659">
                <text:p>0.967468696292659</text:p>
              </table:table-cell>
            </table:table-row>
            <table:table-row>
              <table:table-cell office:value-type="string">
                <text:p>linuxv2.6.29 </text:p>
              </table:table-cell>
              <table:table-cell office:value-type="float" office:value="0.955158020274299">
                <text:p>0.955158020274299</text:p>
              </table:table-cell>
            </table:table-row>
            <table:table-row>
              <table:table-cell office:value-type="string">
                <text:p>linuxv2.6.30 </text:p>
              </table:table-cell>
              <table:table-cell office:value-type="float" office:value="0.946673706441394">
                <text:p>0.946673706441394</text:p>
              </table:table-cell>
            </table:table-row>
            <table:table-row>
              <table:table-cell office:value-type="string">
                <text:p>linuxv2.6.31 </text:p>
              </table:table-cell>
              <table:table-cell office:value-type="float" office:value="0.942030856626428">
                <text:p>0.942030856626428</text:p>
              </table:table-cell>
            </table:table-row>
            <table:table-row>
              <table:table-cell office:value-type="string">
                <text:p>linuxv2.6.32 </text:p>
              </table:table-cell>
              <table:table-cell office:value-type="float" office:value="0.960283329117126">
                <text:p>0.960283329117126</text:p>
              </table:table-cell>
            </table:table-row>
            <table:table-row>
              <table:table-cell office:value-type="string">
                <text:p>linuxv2.6.33 </text:p>
              </table:table-cell>
              <table:table-cell office:value-type="float" office:value="0.948104050731202">
                <text:p>0.948104050731202</text:p>
              </table:table-cell>
            </table:table-row>
            <table:table-row>
              <table:table-cell office:value-type="string">
                <text:p>linuxv2.6.34 </text:p>
              </table:table-cell>
              <table:table-cell office:value-type="float" office:value="0.967346056117208">
                <text:p>0.967346056117208</text:p>
              </table:table-cell>
            </table:table-row>
            <table:table-row>
              <table:table-cell office:value-type="string">
                <text:p>linuxv2.6.35 </text:p>
              </table:table-cell>
              <table:table-cell office:value-type="float" office:value="0.945223584697849">
                <text:p>0.945223584697849</text:p>
              </table:table-cell>
            </table:table-row>
            <table:table-row>
              <table:table-cell office:value-type="string">
                <text:p>linuxv2.6.36 </text:p>
              </table:table-cell>
              <table:table-cell office:value-type="float" office:value="0.960570372936151">
                <text:p>0.960570372936151</text:p>
              </table:table-cell>
            </table:table-row>
            <table:table-row>
              <table:table-cell office:value-type="string">
                <text:p>linuxv2.6.37 </text:p>
              </table:table-cell>
              <table:table-cell office:value-type="float" office:value="0.958703228776221">
                <text:p>0.958703228776221</text:p>
              </table:table-cell>
            </table:table-row>
            <table:table-row>
              <table:table-cell office:value-type="string">
                <text:p>linuxv2.6.38 </text:p>
              </table:table-cell>
              <table:table-cell office:value-type="float" office:value="0.961750196611139">
                <text:p>0.961750196611139</text:p>
              </table:table-cell>
            </table:table-row>
            <table:table-row>
              <table:table-cell office:value-type="string">
                <text:p>linuxv2.6.39 </text:p>
              </table:table-cell>
              <table:table-cell office:value-type="float" office:value="0.972601817569842">
                <text:p>0.972601817569842</text:p>
              </table:table-cell>
            </table:table-row>
            <table:table-row>
              <table:table-cell office:value-type="string">
                <text:p>linuxv3.0 </text:p>
              </table:table-cell>
              <table:table-cell office:value-type="float" office:value="0.968844221105528">
                <text:p>0.968844221105528</text:p>
              </table:table-cell>
            </table:table-row>
            <table:table-row>
              <table:table-cell office:value-type="string">
                <text:p>linuxv3.1 </text:p>
              </table:table-cell>
              <table:table-cell office:value-type="float" office:value="0.976446641465542">
                <text:p>0.976446641465542</text:p>
              </table:table-cell>
            </table:table-row>
            <table:table-row>
              <table:table-cell office:value-type="string">
                <text:p>linuxv3.2 </text:p>
              </table:table-cell>
              <table:table-cell office:value-type="float" office:value="0.97786542650262">
                <text:p>0.97786542650262</text:p>
              </table:table-cell>
            </table:table-row>
            <table:table-row>
              <table:table-cell office:value-type="string">
                <text:p>linuxv3.3 </text:p>
              </table:table-cell>
              <table:table-cell office:value-type="float" office:value="0.967462932454695">
                <text:p>0.967462932454695</text:p>
              </table:table-cell>
            </table:table-row>
            <table:table-row>
              <table:table-cell office:value-type="string">
                <text:p>linuxv3.4 </text:p>
              </table:table-cell>
              <table:table-cell office:value-type="float" office:value="0.97809881537128">
                <text:p>0.97809881537128</text:p>
              </table:table-cell>
            </table:table-row>
            <table:table-row>
              <table:table-cell office:value-type="string">
                <text:p>linuxv3.5 </text:p>
              </table:table-cell>
              <table:table-cell office:value-type="float" office:value="0.967410676398201">
                <text:p>0.967410676398201</text:p>
              </table:table-cell>
            </table:table-row>
            <table:table-row>
              <table:table-cell office:value-type="string">
                <text:p>linuxv3.6 </text:p>
              </table:table-cell>
              <table:table-cell office:value-type="float" office:value="0.9734172787688">
                <text:p>0.9734172787688</text:p>
              </table:table-cell>
            </table:table-row>
            <table:table-row>
              <table:table-cell office:value-type="string">
                <text:p>linuxv3.7 </text:p>
              </table:table-cell>
              <table:table-cell office:value-type="float" office:value="0.967036400562412">
                <text:p>0.967036400562412</text:p>
              </table:table-cell>
            </table:table-row>
            <table:table-row>
              <table:table-cell office:value-type="string">
                <text:p>linuxv3.8 </text:p>
              </table:table-cell>
              <table:table-cell office:value-type="float" office:value="0.973182052604435">
                <text:p>0.973182052604435</text:p>
              </table:table-cell>
            </table:table-row>
            <table:table-row>
              <table:table-cell office:value-type="string">
                <text:p>linuxv3.9 </text:p>
              </table:table-cell>
              <table:table-cell office:value-type="float" office:value="0.970324119545391">
                <text:p>0.970324119545391</text:p>
              </table:table-cell>
            </table:table-row>
            <table:table-row>
              <table:table-cell office:value-type="string">
                <text:p>linuxv3.10 </text:p>
              </table:table-cell>
              <table:table-cell office:value-type="float" office:value="0.970208382853973">
                <text:p>0.970208382853973</text:p>
              </table:table-cell>
            </table:table-row>
            <table:table-row>
              <table:table-cell office:value-type="string">
                <text:p>linuxv3.11 </text:p>
              </table:table-cell>
              <table:table-cell office:value-type="float" office:value="0.975600572332254">
                <text:p>0.9756005723322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